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57f4" officeooo:paragraph-rsid="000d57f4"/>
    </style:style>
    <style:style style:name="P2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3" style:family="paragraph" style:parent-style-name="Standard">
      <style:text-properties fo:color="#d4d4d4" loext:opacity="100%" style:font-name="Consolas" fo:font-size="10.5pt" fo:font-weight="normal" officeooo:rsid="000d57f4" officeooo:paragraph-rsid="000d57f4" fo:background-color="#1e1e1e"/>
    </style:style>
    <style:style style:name="P4" style:family="paragraph" style:parent-style-name="Standard">
      <style:text-properties fo:color="#d4d4d4" loext:opacity="100%" style:font-name="Consolas" fo:font-size="10.5pt" fo:font-weight="normal" officeooo:rsid="0010ad7f" officeooo:paragraph-rsid="0010ad7f" fo:background-color="#1e1e1e"/>
    </style:style>
    <style:style style:name="P5" style:family="paragraph" style:parent-style-name="Standard">
      <style:text-properties fo:color="#d4d4d4" loext:opacity="100%" style:font-name="Consolas" fo:font-size="10.5pt" fo:font-weight="normal" officeooo:rsid="0012bead" officeooo:paragraph-rsid="0012bead" fo:background-color="#1e1e1e"/>
    </style:style>
    <style:style style:name="P6" style:family="paragraph" style:parent-style-name="Standard">
      <style:text-properties fo:color="#d4d4d4" loext:opacity="100%" style:font-name="Consolas" fo:font-size="10.5pt" fo:font-weight="normal" officeooo:rsid="001319e8" officeooo:paragraph-rsid="001319e8" fo:background-color="#1e1e1e"/>
    </style:style>
    <style:style style:name="P7" style:family="paragraph" style:parent-style-name="Standard">
      <style:text-properties fo:color="#d4d4d4" loext:opacity="100%" style:font-name="Consolas" fo:font-size="10.5pt" fo:font-weight="normal" officeooo:rsid="001633b4" officeooo:paragraph-rsid="001633b4" fo:background-color="#1e1e1e"/>
    </style:style>
    <style:style style:name="P8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9" style:family="paragraph" style:parent-style-name="Standard">
      <style:text-properties fo:color="#d4d4d4" loext:opacity="100%" officeooo:rsid="0012bead" officeooo:paragraph-rsid="0012bead" fo:background-color="#1e1e1e"/>
    </style:style>
    <style:style style:name="P10" style:family="paragraph" style:parent-style-name="Standard">
      <style:text-properties fo:color="#d4d4d4" loext:opacity="100%" officeooo:rsid="001319e8" officeooo:paragraph-rsid="001319e8" fo:background-color="#1e1e1e"/>
    </style:style>
    <style:style style:name="P11" style:family="paragraph" style:parent-style-name="Standard">
      <style:text-properties fo:color="#d4d4d4" loext:opacity="100%" officeooo:rsid="001633b4" officeooo:paragraph-rsid="001633b4" fo:background-color="#1e1e1e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text-properties officeooo:rsid="000f248b" officeooo:paragraph-rsid="000f248b"/>
    </style:style>
    <style:style style:name="P14" style:family="paragraph" style:parent-style-name="Standard">
      <style:text-properties officeooo:rsid="0010ad7f" officeooo:paragraph-rsid="0010ad7f"/>
    </style:style>
    <style:style style:name="P15" style:family="paragraph" style:parent-style-name="Standard">
      <style:text-properties fo:color="#6a9955" loext:opacity="100%" style:font-name="Consolas" fo:font-size="10.5pt" fo:font-weight="normal" officeooo:rsid="0010ad7f" officeooo:paragraph-rsid="0010ad7f" fo:background-color="#1e1e1e"/>
    </style:style>
    <style:style style:name="P16" style:family="paragraph" style:parent-style-name="Standard">
      <style:text-properties officeooo:rsid="00110628" officeooo:paragraph-rsid="00110628"/>
    </style:style>
    <style:style style:name="P17" style:family="paragraph" style:parent-style-name="Standard">
      <style:text-properties officeooo:rsid="001255c9" officeooo:paragraph-rsid="001255c9"/>
    </style:style>
    <style:style style:name="P18" style:family="paragraph" style:parent-style-name="Standard">
      <style:text-properties officeooo:rsid="0012bead" officeooo:paragraph-rsid="0012bead"/>
    </style:style>
    <style:style style:name="P19" style:family="paragraph" style:parent-style-name="Standard">
      <style:text-properties officeooo:rsid="001319e8" officeooo:paragraph-rsid="001319e8"/>
    </style:style>
    <style:style style:name="P20" style:family="paragraph" style:parent-style-name="Standard">
      <style:text-properties officeooo:rsid="001633b4" officeooo:paragraph-rsid="001633b4"/>
    </style:style>
    <style:style style:name="P21" style:family="paragraph" style:parent-style-name="Standard">
      <style:text-properties officeooo:rsid="00168467" officeooo:paragraph-rsid="00168467"/>
    </style:style>
    <style:style style:name="P22" style:family="paragraph" style:parent-style-name="Standard">
      <style:text-properties officeooo:rsid="001a2048" officeooo:paragraph-rsid="001a2048"/>
    </style:style>
    <style:style style:name="P23" style:family="paragraph" style:parent-style-name="Standard">
      <style:text-properties officeooo:rsid="001a6bea" officeooo:paragraph-rsid="001a6bea"/>
    </style:style>
    <style:style style:name="P24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Consolas" fo:font-size="10.5pt" fo:font-weight="normal" fo:background-color="#1e1e1e"/>
    </style:style>
    <style:style style:name="P25" style:family="paragraph" style:parent-style-name="Standard">
      <style:text-properties officeooo:rsid="001cac1b" officeooo:paragraph-rsid="001cac1b"/>
    </style:style>
    <style:style style:name="P26" style:family="paragraph" style:parent-style-name="Standard">
      <style:text-properties officeooo:rsid="001d1c0a" officeooo:paragraph-rsid="001d1c0a"/>
    </style:style>
    <style:style style:name="P27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28" style:family="paragraph" style:parent-style-name="Standard">
      <style:text-properties fo:color="#d4d4d4" loext:opacity="100%" officeooo:rsid="001d1c0a" officeooo:paragraph-rsid="001d1c0a" fo:background-color="#1e1e1e"/>
    </style:style>
    <style:style style:name="P29" style:family="paragraph" style:parent-style-name="Standard">
      <style:text-properties fo:color="#d4d4d4" loext:opacity="100%" officeooo:rsid="001ef12f" officeooo:paragraph-rsid="001ef12f" fo:background-color="#1e1e1e"/>
    </style:style>
    <style:style style:name="P30" style:family="paragraph" style:parent-style-name="Standard">
      <style:text-properties fo:color="#d4d4d4" loext:opacity="100%" officeooo:rsid="00243977" officeooo:paragraph-rsid="00243977" fo:background-color="#1e1e1e"/>
    </style:style>
    <style:style style:name="P31" style:family="paragraph" style:parent-style-name="Standard">
      <style:text-properties fo:color="#d4d4d4" loext:opacity="100%" style:font-name="Consolas" fo:font-size="10.5pt" fo:font-weight="normal" officeooo:rsid="002101e0" officeooo:paragraph-rsid="002101e0" fo:background-color="#1e1e1e"/>
    </style:style>
    <style:style style:name="P32" style:family="paragraph" style:parent-style-name="Standard">
      <style:text-properties fo:color="#d4d4d4" loext:opacity="100%" style:font-name="Consolas" fo:font-size="10.5pt" fo:font-weight="normal" officeooo:rsid="00243977" officeooo:paragraph-rsid="00243977" fo:background-color="#1e1e1e"/>
    </style:style>
    <style:style style:name="P33" style:family="paragraph" style:parent-style-name="Standard">
      <style:text-properties officeooo:rsid="001ef12f" officeooo:paragraph-rsid="001ef12f"/>
    </style:style>
    <style:style style:name="P34" style:family="paragraph" style:parent-style-name="Standard">
      <style:paragraph-properties style:line-height-at-least="0.503cm"/>
    </style:style>
    <style:style style:name="P35" style:family="paragraph" style:parent-style-name="Standard">
      <style:text-properties officeooo:rsid="001f284a" officeooo:paragraph-rsid="001f284a"/>
    </style:style>
    <style:style style:name="P36" style:family="paragraph" style:parent-style-name="Standard">
      <style:text-properties officeooo:rsid="002101e0" officeooo:paragraph-rsid="002101e0"/>
    </style:style>
    <style:style style:name="P37" style:family="paragraph" style:parent-style-name="Standard">
      <style:text-properties officeooo:rsid="00243977" officeooo:paragraph-rsid="00243977"/>
    </style:style>
    <style:style style:name="P38" style:family="paragraph" style:parent-style-name="Standard">
      <style:text-properties officeooo:rsid="002451ac" officeooo:paragraph-rsid="002451ac"/>
    </style:style>
    <style:style style:name="P39" style:family="paragraph" style:parent-style-name="Standard">
      <style:text-properties officeooo:rsid="00259059" officeooo:paragraph-rsid="00259059"/>
    </style:style>
    <style:style style:name="P40" style:family="paragraph" style:parent-style-name="Standard">
      <style:text-properties officeooo:rsid="00275853" officeooo:paragraph-rsid="00275853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dcdcaa" loext:opacity="100%"/>
    </style:style>
    <style:style style:name="T11" style:family="text">
      <style:text-properties fo:color="#dcdcaa" loext:opacity="100%" style:font-name="Consolas" fo:font-size="10.5pt" fo:font-weight="normal"/>
    </style:style>
    <style:style style:name="T12" style:family="text">
      <style:text-properties officeooo:rsid="0010ad7f"/>
    </style:style>
    <style:style style:name="T13" style:family="text">
      <style:text-properties fo:color="#4ec9b0" loext:opacity="100%"/>
    </style:style>
    <style:style style:name="T14" style:family="text">
      <style:text-properties fo:color="#4ec9b0" loext:opacity="100%" style:font-name="Consolas" fo:font-size="10.5pt" fo:font-weight="normal"/>
    </style:style>
    <style:style style:name="T15" style:family="text">
      <style:text-properties fo:color="#6a9955" loext:opacity="100%" style:font-name="Consolas" fo:font-size="10.5pt" fo:font-weight="normal"/>
    </style:style>
    <style:style style:name="T16" style:family="text">
      <style:text-properties fo:color="#c586c0" loext:opacity="100%" style:font-name="Consolas" fo:font-size="10.5pt" fo:font-weight="normal"/>
    </style:style>
    <style:style style:name="T17" style:family="text">
      <style:text-properties officeooo:rsid="001f284a"/>
    </style:style>
    <style:style style:name="T18" style:family="text">
      <style:text-properties fo:color="#b5cea8" loext:opacity="100%"/>
    </style:style>
    <style:style style:name="T19" style:family="text">
      <style:text-properties officeooo:rsid="0022b368"/>
    </style:style>
    <style:style style:name="T20" style:family="text">
      <style:text-properties officeooo:rsid="002590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o project</text:p>
      <text:p text:style-name="Standard"><text:s/>composer create-project --prefer-dist laravel/laravel laravel8livewire</text:p>
      <text:p text:style-name="Standard"/>
      <text:p text:style-name="P1">installo livewire</text:p>
      <text:p text:style-name="P1"/>
      <text:p text:style-name="P1">composer require livewire/livewire</text:p>
      <text:p text:style-name="P1"/>
      <text:p text:style-name="P1">dentro project creo layouts/app.blade.php e creo strutura base di livewire</text:p>
      <text:p text:style-name="P1"/>
      <text:p text:style-name="P3"><text:span text:style-name="T1">&lt;</text:span><text:span text:style-name="T3">html</text:span> <text:span text:style-name="T5">lang</text:span>=<text:span text:style-name="T7">"en"</text:span><text:span text:style-name="T1">&gt;</text:span></text:p>
      <text:p text:style-name="P2"><text:span text:style-name="T1">&lt;</text:span><text:span text:style-name="T3">head</text:span><text:span text:style-name="T1">&gt;</text:span></text:p>
      <text:p text:style-name="P8">    <text:span text:style-name="T2">&lt;</text:span><text:span text:style-name="T4">meta</text:span><text:span text:style-name="T9"> </text:span><text:span text:style-name="T6">charset</text:span><text:span text:style-name="T9">=</text:span><text:span text:style-name="T8">"UTF-8"</text:span><text:span text:style-name="T2">&gt;</text:span></text:p>
      <text:p text:style-name="P8">    <text:span text:style-name="T2">&lt;</text:span><text:span text:style-name="T4">meta</text:span><text:span text:style-name="T9"> </text:span><text:span text:style-name="T6">name</text:span><text:span text:style-name="T9">=</text:span><text:span text:style-name="T8">"viewport"</text:span><text:span text:style-name="T9"> </text:span><text:span text:style-name="T6">content</text:span><text:span text:style-name="T9">=</text:span><text:span text:style-name="T8">"width=device-width, initial-scale=1.0"</text:span><text:span text:style-name="T2">&gt;</text:span></text:p>
      <text:p text:style-name="P8">    <text:span text:style-name="T2">&lt;</text:span><text:span text:style-name="T4">meta</text:span><text:span text:style-name="T9"> </text:span><text:span text:style-name="T6">http-equiv</text:span><text:span text:style-name="T9">=</text:span><text:span text:style-name="T8">"X-UA-Compatible"</text:span><text:span text:style-name="T9"> </text:span><text:span text:style-name="T6">content</text:span><text:span text:style-name="T9">=</text:span><text:span text:style-name="T8">"ie=edge"</text:span><text:span text:style-name="T2">&gt;</text:span></text:p>
      <text:p text:style-name="P8">    <text:span text:style-name="T2">&lt;</text:span><text:span text:style-name="T4">title</text:span><text:span text:style-name="T2">&gt;</text:span><text:span text:style-name="T9">LiveWire Project</text:span><text:span text:style-name="T2">&lt;/</text:span><text:span text:style-name="T4">title</text:span><text:span text:style-name="T2">&gt;</text:span></text:p>
      <text:p text:style-name="P8">    <text:span text:style-name="T4">@livewireStyles</text:span></text:p>
      <text:p text:style-name="P2"><text:span text:style-name="T1">&lt;/</text:span><text:span text:style-name="T3">head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8">    </text:p>
      <text:p text:style-name="P8">    <text:span text:style-name="T11">{{</text:span><text:span text:style-name="T9"> </text:span><text:span text:style-name="T6">$slot</text:span><text:span text:style-name="T9"> </text:span><text:span text:style-name="T11">}}</text:span></text:p>
      <text:p text:style-name="P12"/>
      <text:p text:style-name="P8">    <text:span text:style-name="T4">@livewireScripts</text:span></text:p>
      <text:p text:style-name="P2"><text:span text:style-name="T1">&lt;/</text:span><text:span text:style-name="T3">body</text:span><text:span text:style-name="T1">&gt;</text:span></text:p>
      <text:p text:style-name="P2"><text:span text:style-name="T1">&lt;/</text:span><text:span text:style-name="T3">html</text:span><text:span text:style-name="T1">&gt;</text:span></text:p>
      <text:p text:style-name="P1"/>
      <text:p text:style-name="P13">Creazione Components</text:p>
      <text:p text:style-name="P13"/>
      <text:p text:style-name="P13">php artisan make:livewire Post</text:p>
      <text:p text:style-name="P13"/>
      <text:p text:style-name="P13">cosi creo <text:span text:style-name="T12">blade del component</text:span> views/livewire/post.blade.php <text:span text:style-name="T12">e controller del component http/livewire/post.php</text:span></text:p>
      <text:p text:style-name="P13"/>
      <text:p text:style-name="P14">dentro web.php stabilisco rotta e importo controller per visualizzare component</text:p>
      <text:p text:style-name="P14"/>
      <text:p text:style-name="P4"><text:span text:style-name="T3">use</text:span> App\Http\Livewire\<text:span text:style-name="T13">Post</text:span>;</text:p>
      <text:p text:style-name="P14"/>
      <text:p text:style-name="P15">// Rotta component</text:p>
      <text:p text:style-name="P2"><text:span text:style-name="T13">Route</text:span>::<text:span text:style-name="T10">get</text:span>(<text:span text:style-name="T7">'/post'</text:span>,<text:span text:style-name="T13">Post</text:span>::<text:span text:style-name="T3">class</text:span>);</text:p>
      <text:p text:style-name="P14"/>
      <text:p text:style-name="P16">si possono creare file senza blade resi dentro controller del component</text:p>
      <text:p text:style-name="P16">php artisan make:livewire User –inline</text:p>
      <text:p text:style-name="P16"/>
      <text:p text:style-name="P17">per usare dentro blade includo i file css e js di livewire</text:p>
      <text:p text:style-name="P17">@livewireStyle e @livewireScripts style nella testa come file css normale e script prima del bosy come file js normale e dentro blade includo @livewire(‘nomecomponent’)</text:p>
      <text:p text:style-name="P17"/>
      <text:p text:style-name="P18">passare dati al component da adress</text:p>
      <text:p text:style-name="P18"/>
      <text:p text:style-name="P18">dentro rotta aggiungo il nome della variabile che accetto dopoendpoint con? Altrimenti se nome é nullo ottengo error</text:p>
      <text:p text:style-name="P18"/>
      <text:p text:style-name="P5"><text:span text:style-name="T13">Route</text:span>::<text:span text:style-name="T10">get</text:span>(<text:span text:style-name="T7">'/home/{name?}'</text:span>,<text:span text:style-name="T13">Home</text:span>::<text:span text:style-name="T3">class</text:span>);</text:p>
      <text:p text:style-name="P18"><text:soft-page-break/>dentro controller del component home in questo caso</text:p>
      <text:p text:style-name="P18"/>
      <text:p text:style-name="P9">    <text:span text:style-name="T4">public</text:span><text:span text:style-name="T9"> </text:span><text:span text:style-name="T6">$name</text:span><text:span text:style-name="T9">;</text:span></text:p>
      <text:p text:style-name="P12"/>
      <text:p text:style-name="P8">    <text:span text:style-name="T4">public</text:span><text:span text:style-name="T9"> </text:span><text:span text:style-name="T4">function</text:span><text:span text:style-name="T9"> </text:span><text:span text:style-name="T11">mount</text:span><text:span text:style-name="T9">(</text:span><text:span text:style-name="T6">$name</text:span><text:span text:style-name="T9">=</text:span><text:span text:style-name="T4">null</text:span><text:span text:style-name="T9">)</text:span></text:p>
      <text:p text:style-name="P8">    <text:span text:style-name="T9">{</text:span></text:p>
      <text:p text:style-name="P8">        <text:span text:style-name="T4">$this</text:span><text:span text:style-name="T9">-&gt;</text:span><text:span text:style-name="T6">name</text:span><text:span text:style-name="T9"> = </text:span><text:span text:style-name="T6">$name</text:span><text:span text:style-name="T9">;</text:span></text:p>
      <text:p text:style-name="P8">    <text:span text:style-name="T9">}</text:span></text:p>
      <text:p text:style-name="P18"/>
      <text:p text:style-name="P19">passare dati da blade a controller</text:p>
      <text:p text:style-name="P19"/>
      <text:p text:style-name="P19">dentro la blade aggiungo wire:model=”nome_variabile” da dove voglio raccogliere i dati</text:p>
      <text:p text:style-name="P19"/>
      <text:p text:style-name="P6"><text:span text:style-name="T1">&lt;</text:span><text:span text:style-name="T3">div</text:span><text:span text:style-name="T1">&gt;</text:span></text:p>
      <text:p text:style-name="P8">    <text:span text:style-name="T9">Name: </text:span><text:span text:style-name="T2">&lt;</text:span><text:span text:style-name="T4">br</text:span><text:span text:style-name="T2">&gt;</text:span></text:p>
      <text:p text:style-name="P8">    <text:span text:style-name="T2">&lt;</text:span><text:span text:style-name="T4">input</text:span><text:span text:style-name="T9"> </text:span><text:span text:style-name="T6">wire:model.debounce.1000ms</text:span><text:span text:style-name="T9">=</text:span><text:span text:style-name="T8">"name"</text:span><text:span text:style-name="T9"> </text:span><text:span text:style-name="T6">type</text:span><text:span text:style-name="T9">=</text:span><text:span text:style-name="T8">"text"</text:span><text:span text:style-name="T2">/&gt;</text:span><text:span text:style-name="T9"> </text:span><text:span text:style-name="T2">&lt;</text:span><text:span text:style-name="T4">br</text:span><text:span text:style-name="T2">&gt;</text:span></text:p>
      <text:p text:style-name="P12"/>
      <text:p text:style-name="P8">    <text:span text:style-name="T9">Message: </text:span><text:span text:style-name="T2">&lt;</text:span><text:span text:style-name="T4">br</text:span><text:span text:style-name="T2">&gt;</text:span></text:p>
      <text:p text:style-name="P8">    <text:span text:style-name="T2">&lt;</text:span><text:span text:style-name="T4">textarea</text:span><text:span text:style-name="T9"> </text:span><text:span text:style-name="T6">wire:model</text:span><text:span text:style-name="T9">=</text:span><text:span text:style-name="T8">"message"</text:span><text:span text:style-name="T2">&gt;&lt;/</text:span><text:span text:style-name="T4">textarea</text:span><text:span text:style-name="T2">&gt;&lt;</text:span><text:span text:style-name="T4">br</text:span><text:span text:style-name="T2">&gt;</text:span></text:p>
      <text:p text:style-name="P12"/>
      <text:p text:style-name="P8">    <text:span text:style-name="T9">Marital Status: </text:span><text:span text:style-name="T2">&lt;</text:span><text:span text:style-name="T4">br</text:span><text:span text:style-name="T2">&gt;</text:span></text:p>
      <text:p text:style-name="P8">    <text:span text:style-name="T9">Single </text:span><text:span text:style-name="T2">&lt;</text:span><text:span text:style-name="T4">input</text:span><text:span text:style-name="T9"> </text:span><text:span text:style-name="T6">wire:model</text:span><text:span text:style-name="T9">=</text:span><text:span text:style-name="T8">"marital_status"</text:span><text:span text:style-name="T9"> </text:span><text:span text:style-name="T6">type</text:span><text:span text:style-name="T9">=</text:span><text:span text:style-name="T8">"radio"</text:span><text:span text:style-name="T9"> </text:span><text:span text:style-name="T6">value</text:span><text:span text:style-name="T9">=</text:span><text:span text:style-name="T8">"Single"</text:span><text:span text:style-name="T2">&gt;</text:span></text:p>
      <text:p text:style-name="P8">    <text:span text:style-name="T9">Married </text:span><text:span text:style-name="T2">&lt;</text:span><text:span text:style-name="T4">input</text:span><text:span text:style-name="T9"> </text:span><text:span text:style-name="T6">wire:model</text:span><text:span text:style-name="T9">=</text:span><text:span text:style-name="T8">"marital_status"</text:span><text:span text:style-name="T9"> </text:span><text:span text:style-name="T6">type</text:span><text:span text:style-name="T9">=</text:span><text:span text:style-name="T8">"radio"</text:span><text:span text:style-name="T9"> </text:span><text:span text:style-name="T6">value</text:span><text:span text:style-name="T9">=</text:span><text:span text:style-name="T8">"Married"</text:span><text:span text:style-name="T2">&gt;</text:span></text:p>
      <text:p text:style-name="P12"/>
      <text:p text:style-name="P8">    <text:span text:style-name="T9">Favourite Color: </text:span><text:span text:style-name="T2">&lt;</text:span><text:span text:style-name="T4">br</text:span><text:span text:style-name="T2">&gt;</text:span></text:p>
      <text:p text:style-name="P12"/>
      <text:p text:style-name="P8">    <text:span text:style-name="T9">Red </text:span><text:span text:style-name="T2">&lt;</text:span><text:span text:style-name="T4">input</text:span><text:span text:style-name="T9"> </text:span><text:span text:style-name="T6">wire:model</text:span><text:span text:style-name="T9">=</text:span><text:span text:style-name="T8">"colors"</text:span><text:span text:style-name="T9"> </text:span><text:span text:style-name="T6">type</text:span><text:span text:style-name="T9">=</text:span><text:span text:style-name="T8">"checkbox"</text:span><text:span text:style-name="T9"> </text:span><text:span text:style-name="T6">value</text:span><text:span text:style-name="T9">=</text:span><text:span text:style-name="T8">"Red"</text:span><text:span text:style-name="T2">&gt;&lt;</text:span><text:span text:style-name="T4">br</text:span><text:span text:style-name="T2">&gt;</text:span></text:p>
      <text:p text:style-name="P8">    <text:span text:style-name="T9">Green </text:span><text:span text:style-name="T2">&lt;</text:span><text:span text:style-name="T4">input</text:span><text:span text:style-name="T9"> </text:span><text:span text:style-name="T6">wire:model</text:span><text:span text:style-name="T9">=</text:span><text:span text:style-name="T8">"colors"</text:span><text:span text:style-name="T9"> </text:span><text:span text:style-name="T6">type</text:span><text:span text:style-name="T9">=</text:span><text:span text:style-name="T8">"checkbox"</text:span><text:span text:style-name="T9"> </text:span><text:span text:style-name="T6">value</text:span><text:span text:style-name="T9">=</text:span><text:span text:style-name="T8">"Green"</text:span><text:span text:style-name="T2">&gt;&lt;</text:span><text:span text:style-name="T4">br</text:span><text:span text:style-name="T2">&gt;</text:span></text:p>
      <text:p text:style-name="P8">    <text:span text:style-name="T9">Blue </text:span><text:span text:style-name="T2">&lt;</text:span><text:span text:style-name="T4">input</text:span><text:span text:style-name="T9"> </text:span><text:span text:style-name="T6">wire:model</text:span><text:span text:style-name="T9">=</text:span><text:span text:style-name="T8">"colors"</text:span><text:span text:style-name="T9"> </text:span><text:span text:style-name="T6">type</text:span><text:span text:style-name="T9">=</text:span><text:span text:style-name="T8">"checkbox"</text:span><text:span text:style-name="T9"> </text:span><text:span text:style-name="T6">value</text:span><text:span text:style-name="T9">=</text:span><text:span text:style-name="T8">"Blue"</text:span><text:span text:style-name="T2">&gt;&lt;</text:span><text:span text:style-name="T4">br</text:span><text:span text:style-name="T2">&gt;</text:span></text:p>
      <text:p text:style-name="P12"/>
      <text:p text:style-name="P8">    <text:span text:style-name="T9">Favourite Fruit: </text:span><text:span text:style-name="T2">&lt;</text:span><text:span text:style-name="T4">br</text:span><text:span text:style-name="T2">&gt;</text:span></text:p>
      <text:p text:style-name="P8">    <text:span text:style-name="T2">&lt;</text:span><text:span text:style-name="T4">select</text:span><text:span text:style-name="T9"> </text:span><text:span text:style-name="T6">wire:model</text:span><text:span text:style-name="T9">=</text:span><text:span text:style-name="T8">"fruit"</text:span><text:span text:style-name="T2">&gt;</text:span></text:p>
      <text:p text:style-name="P8">        <text:span text:style-name="T2">&lt;</text:span><text:span text:style-name="T4">option</text:span><text:span text:style-name="T9"> </text:span><text:span text:style-name="T6">value</text:span><text:span text:style-name="T9">=</text:span><text:span text:style-name="T8">""</text:span><text:span text:style-name="T2">&gt;</text:span><text:span text:style-name="T9">Select Fruit</text:span><text:span text:style-name="T2">&lt;/</text:span><text:span text:style-name="T4">option</text:span><text:span text:style-name="T2">&gt;</text:span></text:p>
      <text:p text:style-name="P8">        <text:span text:style-name="T2">&lt;</text:span><text:span text:style-name="T4">option</text:span><text:span text:style-name="T9"> </text:span><text:span text:style-name="T6">value</text:span><text:span text:style-name="T9">=</text:span><text:span text:style-name="T8">"Apple"</text:span><text:span text:style-name="T2">&gt;</text:span><text:span text:style-name="T9">Apple</text:span><text:span text:style-name="T2">&lt;/</text:span><text:span text:style-name="T4">option</text:span><text:span text:style-name="T2">&gt;</text:span></text:p>
      <text:p text:style-name="P8">        <text:span text:style-name="T2">&lt;</text:span><text:span text:style-name="T4">option</text:span><text:span text:style-name="T9"> </text:span><text:span text:style-name="T6">value</text:span><text:span text:style-name="T9">=</text:span><text:span text:style-name="T8">"Mango"</text:span><text:span text:style-name="T2">&gt;</text:span><text:span text:style-name="T9">Mango</text:span><text:span text:style-name="T2">&lt;/</text:span><text:span text:style-name="T4">option</text:span><text:span text:style-name="T2">&gt;</text:span></text:p>
      <text:p text:style-name="P8">        <text:span text:style-name="T2">&lt;</text:span><text:span text:style-name="T4">option</text:span><text:span text:style-name="T9"> </text:span><text:span text:style-name="T6">value</text:span><text:span text:style-name="T9">=</text:span><text:span text:style-name="T8">"Banana"</text:span><text:span text:style-name="T2">&gt;</text:span><text:span text:style-name="T9">Banana</text:span><text:span text:style-name="T2">&lt;/</text:span><text:span text:style-name="T4">option</text:span><text:span text:style-name="T2">&gt;</text:span></text:p>
      <text:p text:style-name="P8">    <text:span text:style-name="T2">&lt;/</text:span><text:span text:style-name="T4">select</text:span><text:span text:style-name="T2">&gt;</text:span></text:p>
      <text:p text:style-name="P24"><text:line-break/></text:p>
      <text:p text:style-name="P8">    <text:span text:style-name="T2">&lt;</text:span><text:span text:style-name="T4">hr</text:span><text:span text:style-name="T2">&gt;</text:span></text:p>
      <text:p text:style-name="P8">    <text:span text:style-name="T9">Name: </text:span><text:span text:style-name="T11">{{</text:span><text:span text:style-name="T9"> </text:span><text:span text:style-name="T6">$name</text:span><text:span text:style-name="T9"> </text:span><text:span text:style-name="T11">}}</text:span><text:span text:style-name="T9"> </text:span><text:span text:style-name="T2">&lt;</text:span><text:span text:style-name="T4">br</text:span><text:span text:style-name="T2">&gt;</text:span></text:p>
      <text:p text:style-name="P8">    <text:span text:style-name="T9">Message </text:span><text:span text:style-name="T11">{{</text:span><text:span text:style-name="T9"> </text:span><text:span text:style-name="T6">$message</text:span><text:span text:style-name="T9"> </text:span><text:span text:style-name="T11">}}</text:span><text:span text:style-name="T9"> </text:span><text:span text:style-name="T2">&lt;</text:span><text:span text:style-name="T4">br</text:span><text:span text:style-name="T2">&gt;</text:span></text:p>
      <text:p text:style-name="P8">    <text:span text:style-name="T9">Marital Status: </text:span><text:span text:style-name="T11">{{</text:span><text:span text:style-name="T9"> </text:span><text:span text:style-name="T6">$marital_status</text:span><text:span text:style-name="T9"> </text:span><text:span text:style-name="T11">}}</text:span><text:span text:style-name="T9"> </text:span><text:span text:style-name="T2">&lt;</text:span><text:span text:style-name="T4">br</text:span><text:span text:style-name="T2">&gt;</text:span></text:p>
      <text:p text:style-name="P8">    <text:span text:style-name="T9">Favourite Colors:</text:span></text:p>
      <text:p text:style-name="P8">    <text:span text:style-name="T2">&lt;</text:span><text:span text:style-name="T4">ul</text:span><text:span text:style-name="T2">&gt;</text:span></text:p>
      <text:p text:style-name="P8">        <text:span text:style-name="T4">@foreach </text:span><text:span text:style-name="T9">(</text:span><text:span text:style-name="T6">$colors</text:span><text:span text:style-name="T9"> as </text:span><text:span text:style-name="T6">$color</text:span><text:span text:style-name="T9">)</text:span></text:p>
      <text:p text:style-name="P8">            <text:span text:style-name="T2">&lt;</text:span><text:span text:style-name="T4">li</text:span><text:span text:style-name="T2">&gt;</text:span><text:span text:style-name="T11">{{</text:span><text:span text:style-name="T9"> </text:span><text:span text:style-name="T6">$color</text:span><text:span text:style-name="T9"> </text:span><text:span text:style-name="T11">}}</text:span><text:span text:style-name="T2">&lt;/</text:span><text:span text:style-name="T4">li</text:span><text:span text:style-name="T2">&gt;</text:span></text:p>
      <text:p text:style-name="P8">        <text:span text:style-name="T4">@endforeach</text:span></text:p>
      <text:p text:style-name="P8">    <text:span text:style-name="T2">&lt;/</text:span><text:span text:style-name="T4">ul</text:span><text:span text:style-name="T2">&gt;</text:span></text:p>
      <text:p text:style-name="P8">    <text:span text:style-name="T9">Favourite Fruit: </text:span><text:span text:style-name="T11">{{</text:span><text:span text:style-name="T9"> </text:span><text:span text:style-name="T6">$fruit</text:span><text:span text:style-name="T9"> </text:span><text:span text:style-name="T11">}}</text:span></text:p>
      <text:p text:style-name="P2"><text:soft-page-break/><text:span text:style-name="T1">&lt;/</text:span><text:span text:style-name="T3">div</text:span><text:span text:style-name="T1">&gt;</text:span></text:p>
      <text:p text:style-name="P19"><text:s/></text:p>
      <text:p text:style-name="P19">dentro controller equivalente aggiungo le variabili che conterranno i dati</text:p>
      <text:p text:style-name="P19"/>
      <text:p text:style-name="P10">    <text:span text:style-name="T4">public</text:span><text:span text:style-name="T9"> </text:span><text:span text:style-name="T6">$name</text:span><text:span text:style-name="T9">;</text:span></text:p>
      <text:p text:style-name="P8">    <text:span text:style-name="T4">public</text:span><text:span text:style-name="T9"> </text:span><text:span text:style-name="T6">$message</text:span><text:span text:style-name="T9">;</text:span></text:p>
      <text:p text:style-name="P8">    <text:span text:style-name="T4">public</text:span><text:span text:style-name="T9"> </text:span><text:span text:style-name="T6">$marital_status</text:span><text:span text:style-name="T9">;</text:span></text:p>
      <text:p text:style-name="P8">    <text:span text:style-name="T4">public</text:span><text:span text:style-name="T9"> </text:span><text:span text:style-name="T6">$colors</text:span><text:span text:style-name="T9">=[];</text:span></text:p>
      <text:p text:style-name="P8">    <text:span text:style-name="T4">public</text:span><text:span text:style-name="T9"> </text:span><text:span text:style-name="T6">$fruit</text:span><text:span text:style-name="T9">;</text:span></text:p>
      <text:p text:style-name="P19"><text:s/></text:p>
      <text:p text:style-name="P20">Dentro action.php <text:s/>definisco variabili e metodi</text:p>
      <text:p text:style-name="P20"/>
      <text:p text:style-name="P11">    <text:span text:style-name="T4">public</text:span><text:span text:style-name="T9"> </text:span><text:span text:style-name="T4">function</text:span><text:span text:style-name="T9"> </text:span><text:span text:style-name="T11">addTwoNumbers</text:span><text:span text:style-name="T9">(</text:span><text:span text:style-name="T6">$num1</text:span><text:span text:style-name="T9">,</text:span><text:span text:style-name="T6">$num2</text:span><text:span text:style-name="T9">)</text:span></text:p>
      <text:p text:style-name="P8">    <text:span text:style-name="T9">{</text:span></text:p>
      <text:p text:style-name="P8">        <text:span text:style-name="T4">$this</text:span><text:span text:style-name="T9">-&gt;</text:span><text:span text:style-name="T6">sum</text:span><text:span text:style-name="T9"> = </text:span><text:span text:style-name="T6">$num1</text:span><text:span text:style-name="T9"> + </text:span><text:span text:style-name="T6">$num2</text:span><text:span text:style-name="T9">;</text:span></text:p>
      <text:p text:style-name="P8">    <text:span text:style-name="T9">}</text:span></text:p>
      <text:p text:style-name="P12"/>
      <text:p text:style-name="P8">    <text:span text:style-name="T15">// metodo display msg</text:span></text:p>
      <text:p text:style-name="P8">    <text:span text:style-name="T4">public</text:span><text:span text:style-name="T9"> </text:span><text:span text:style-name="T4">function</text:span><text:span text:style-name="T9"> </text:span><text:span text:style-name="T11">DisplayMessage</text:span><text:span text:style-name="T9">(</text:span><text:span text:style-name="T6">$msg</text:span><text:span text:style-name="T9">)</text:span></text:p>
      <text:p text:style-name="P8">    <text:span text:style-name="T9">{</text:span></text:p>
      <text:p text:style-name="P8">        <text:span text:style-name="T4">$this</text:span><text:span text:style-name="T9">-&gt;</text:span><text:span text:style-name="T6">message</text:span><text:span text:style-name="T9"> = </text:span><text:span text:style-name="T6">$msg</text:span><text:span text:style-name="T9">;</text:span></text:p>
      <text:p text:style-name="P8">    <text:span text:style-name="T9">}</text:span></text:p>
      <text:p text:style-name="P12"/>
      <text:p text:style-name="P8">    <text:span text:style-name="T15">// metdo somma da input</text:span></text:p>
      <text:p text:style-name="P8">    <text:span text:style-name="T4">public</text:span><text:span text:style-name="T9"> </text:span><text:span text:style-name="T4">function</text:span><text:span text:style-name="T9"> </text:span><text:span text:style-name="T11">getSum</text:span><text:span text:style-name="T9">()</text:span></text:p>
      <text:p text:style-name="P8">    <text:span text:style-name="T9">{</text:span></text:p>
      <text:p text:style-name="P8">        <text:span text:style-name="T4">$this</text:span><text:span text:style-name="T9">-&gt;</text:span><text:span text:style-name="T6">sum</text:span><text:span text:style-name="T9"> = </text:span><text:span text:style-name="T4">$this</text:span><text:span text:style-name="T9">-&gt;</text:span><text:span text:style-name="T6">num1</text:span><text:span text:style-name="T9"> + </text:span><text:span text:style-name="T4">$this</text:span><text:span text:style-name="T9">-&gt;</text:span><text:span text:style-name="T6">num2</text:span><text:span text:style-name="T9">;</text:span></text:p>
      <text:p text:style-name="P8">    <text:span text:style-name="T9">}</text:span></text:p>
      <text:p text:style-name="P20"/>
      <text:p text:style-name="P20">dentro action .blade prendo dati da input</text:p>
      <text:p text:style-name="P20"/>
      <text:p text:style-name="P7"><text:span text:style-name="T1">&lt;</text:span><text:span text:style-name="T3">div</text:span><text:span text:style-name="T1">&gt;</text:span></text:p>
      <text:p text:style-name="P8">    <text:span text:style-name="T2">&lt;</text:span><text:span text:style-name="T4">button</text:span><text:span text:style-name="T9"> </text:span><text:span text:style-name="T6">type</text:span><text:span text:style-name="T9">=</text:span><text:span text:style-name="T8">"button"</text:span><text:span text:style-name="T9"> </text:span><text:span text:style-name="T6">wire:click</text:span><text:span text:style-name="T9">=</text:span><text:span text:style-name="T8">"addTwoNumbers(32,55)"</text:span><text:span text:style-name="T2">&gt;</text:span><text:span text:style-name="T9">Sum</text:span><text:span text:style-name="T2">&lt;/</text:span><text:span text:style-name="T4">button</text:span><text:span text:style-name="T2">&gt;</text:span><text:span text:style-name="T9"> </text:span><text:span text:style-name="T2">&lt;</text:span><text:span text:style-name="T4">br</text:span><text:span text:style-name="T2">&gt;</text:span></text:p>
      <text:p text:style-name="P12"/>
      <text:p text:style-name="P8">    <text:span text:style-name="T2">&lt;</text:span><text:span text:style-name="T4">textarea</text:span><text:span text:style-name="T9"> </text:span><text:span text:style-name="T6">wire:keydown.enter</text:span><text:span text:style-name="T9">=</text:span><text:span text:style-name="T8">"DisplayMessage($event.target.value)"</text:span><text:span text:style-name="T2">&gt;&lt;/</text:span><text:span text:style-name="T4">textarea</text:span><text:span text:style-name="T2">&gt;</text:span><text:span text:style-name="T9"> </text:span><text:span text:style-name="T2">&lt;</text:span><text:span text:style-name="T4">br</text:span><text:span text:style-name="T2">&gt;</text:span></text:p>
      <text:p text:style-name="P12"/>
      <text:p text:style-name="P8">    <text:span text:style-name="T2">&lt;</text:span><text:span text:style-name="T4">form</text:span><text:span text:style-name="T9"> </text:span><text:span text:style-name="T6">wire:submit.prevent</text:span><text:span text:style-name="T9">=</text:span><text:span text:style-name="T8">"getSum"</text:span><text:span text:style-name="T2">&gt;</text:span></text:p>
      <text:p text:style-name="P8">        <text:span text:style-name="T9">Enter Num 1:</text:span><text:span text:style-name="T2">&lt;</text:span><text:span text:style-name="T4">input</text:span><text:span text:style-name="T9"> </text:span><text:span text:style-name="T6">wire:model</text:span><text:span text:style-name="T9">=</text:span><text:span text:style-name="T8">"num1"</text:span><text:span text:style-name="T9"> </text:span><text:span text:style-name="T6">name</text:span><text:span text:style-name="T9">=</text:span><text:span text:style-name="T8">"num1"</text:span><text:span text:style-name="T9"> </text:span><text:span text:style-name="T6">type</text:span><text:span text:style-name="T9">=</text:span><text:span text:style-name="T8">"text"</text:span><text:span text:style-name="T2">&gt;</text:span></text:p>
      <text:p text:style-name="P8">        <text:span text:style-name="T9">Enter Num 2:</text:span><text:span text:style-name="T2">&lt;</text:span><text:span text:style-name="T4">input</text:span><text:span text:style-name="T9"> </text:span><text:span text:style-name="T6">wire:model</text:span><text:span text:style-name="T9">=</text:span><text:span text:style-name="T8">"num2"</text:span><text:span text:style-name="T9"> </text:span><text:span text:style-name="T6">name</text:span><text:span text:style-name="T9">=</text:span><text:span text:style-name="T8">"num2"</text:span><text:span text:style-name="T9"> </text:span><text:span text:style-name="T6">type</text:span><text:span text:style-name="T9">=</text:span><text:span text:style-name="T8">"text"</text:span><text:span text:style-name="T2">&gt;</text:span></text:p>
      <text:p text:style-name="P8">        <text:span text:style-name="T2">&lt;</text:span><text:span text:style-name="T4">button</text:span><text:span text:style-name="T9"> </text:span><text:span text:style-name="T6">type</text:span><text:span text:style-name="T9">=</text:span><text:span text:style-name="T8">"submit"</text:span><text:span text:style-name="T2">&gt;</text:span><text:span text:style-name="T9">Submit</text:span><text:span text:style-name="T2">&lt;/</text:span><text:span text:style-name="T4">button</text:span><text:span text:style-name="T2">&gt;</text:span></text:p>
      <text:p text:style-name="P8">    <text:span text:style-name="T2">&lt;/</text:span><text:span text:style-name="T4">form</text:span><text:span text:style-name="T2">&gt;</text:span></text:p>
      <text:p text:style-name="P12"/>
      <text:p text:style-name="P8">    <text:span text:style-name="T9">Sum:</text:span><text:span text:style-name="T11">{{</text:span><text:span text:style-name="T9"> </text:span><text:span text:style-name="T6">$sum</text:span><text:span text:style-name="T9"> </text:span><text:span text:style-name="T11">}}</text:span><text:span text:style-name="T9"> </text:span><text:span text:style-name="T2">&lt;</text:span><text:span text:style-name="T4">br</text:span><text:span text:style-name="T2">&gt;</text:span></text:p>
      <text:p text:style-name="P12"/>
      <text:p text:style-name="P8">    <text:span text:style-name="T9">Message: </text:span><text:span text:style-name="T11">{{</text:span><text:span text:style-name="T9"> </text:span><text:span text:style-name="T6">$message</text:span><text:span text:style-name="T9"> </text:span><text:span text:style-name="T11">}}</text:span></text:p>
      <text:p text:style-name="P2"><text:span text:style-name="T1">&lt;/</text:span><text:span text:style-name="T3">div</text:span><text:span text:style-name="T1">&gt;</text:span></text:p>
      <text:p text:style-name="P20"/>
      <text:p text:style-name="P21">dentro web.php creo rotta e importo action.php</text:p>
      <text:p text:style-name="P21"/>
      <text:p text:style-name="P21"/>
      <text:p text:style-name="P22"><text:soft-page-break/>dentro product.php e rispettiva blade ci sono i vari hookslifecicle di livewire che si mostrano su schermo in base alla fase vitale in cui vengono usati</text:p>
      <text:p text:style-name="P22"/>
      <text:p text:style-name="P23">dentro contact.blade.php e contact.php trovo come prendere dati da form e inviargli in questo caso con dd</text:p>
      <text:p text:style-name="P23"/>
      <text:p text:style-name="P25">primo video db</text:p>
      <text:p text:style-name="P25"/>
      <text:p text:style-name="P26">Riempire databse con dummydata</text:p>
      <text:p text:style-name="P26"/>
      <text:p text:style-name="P26">creo model con migrations</text:p>
      <text:p text:style-name="P26"/>
      <text:p text:style-name="P26">php artisan make:model Student -m</text:p>
      <text:p text:style-name="P26"/>
      <text:p text:style-name="P26">dentro migrations creata definisco colonne di cui ho bisogno</text:p>
      <text:p text:style-name="P26"/>
      <text:p text:style-name="P28">    <text:span text:style-name="T4">public</text:span><text:span text:style-name="T9"> </text:span><text:span text:style-name="T4">function</text:span><text:span text:style-name="T9"> </text:span><text:span text:style-name="T11">up</text:span><text:span text:style-name="T9">()</text:span></text:p>
      <text:p text:style-name="P8">    <text:span text:style-name="T9">{</text:span></text:p>
      <text:p text:style-name="P8">        <text:span text:style-name="T14">Schema</text:span><text:span text:style-name="T9">::</text:span><text:span text:style-name="T11">create</text:span><text:span text:style-name="T9">(</text:span><text:span text:style-name="T8">'students'</text:span><text:span text:style-name="T9">, </text:span><text:span text:style-name="T4">function</text:span><text:span text:style-name="T9"> (</text:span><text:span text:style-name="T14">Blueprint</text:span><text:span text:style-name="T9"> </text:span><text:span text:style-name="T6">$table</text:span><text:span text:style-name="T9">) {</text:span></text:p>
      <text:p text:style-name="P8">            <text:span text:style-name="T6">$table</text:span><text:span text:style-name="T9">-&gt;</text:span><text:span text:style-name="T11">id</text:span><text:span text:style-name="T9">();</text:span></text:p>
      <text:p text:style-name="P8">            <text:span text:style-name="T6">$table</text:span><text:span text:style-name="T9">-&gt;</text:span><text:span text:style-name="T11">string</text:span><text:span text:style-name="T9">(</text:span><text:span text:style-name="T8">'firstname'</text:span><text:span text:style-name="T9">);</text:span></text:p>
      <text:p text:style-name="P8">            <text:span text:style-name="T6">$table</text:span><text:span text:style-name="T9">-&gt;</text:span><text:span text:style-name="T11">string</text:span><text:span text:style-name="T9">(</text:span><text:span text:style-name="T8">'lastname'</text:span><text:span text:style-name="T9">);</text:span></text:p>
      <text:p text:style-name="P8">            <text:span text:style-name="T6">$table</text:span><text:span text:style-name="T9">-&gt;</text:span><text:span text:style-name="T11">string</text:span><text:span text:style-name="T9">(</text:span><text:span text:style-name="T8">'email'</text:span><text:span text:style-name="T9">);</text:span></text:p>
      <text:p text:style-name="P8">            <text:span text:style-name="T6">$table</text:span><text:span text:style-name="T9">-&gt;</text:span><text:span text:style-name="T11">string</text:span><text:span text:style-name="T9">(</text:span><text:span text:style-name="T8">'phone'</text:span><text:span text:style-name="T9">);</text:span></text:p>
      <text:p text:style-name="P8">            <text:span text:style-name="T6">$table</text:span><text:span text:style-name="T9">-&gt;</text:span><text:span text:style-name="T11">timestamps</text:span><text:span text:style-name="T9">();</text:span></text:p>
      <text:p text:style-name="P8">        <text:span text:style-name="T9">});</text:span></text:p>
      <text:p text:style-name="P8">    <text:span text:style-name="T9">}</text:span></text:p>
      <text:p text:style-name="P26"/>
      <text:p text:style-name="P26">lancio php artisan migrate creando le colonne</text:p>
      <text:p text:style-name="P33"><text:s/></text:p>
      <text:p text:style-name="P33">dentro model definisco che la tabella e le colonne sono protected ma fillabili</text:p>
      <text:p text:style-name="P33"/>
      <text:p text:style-name="P29">    <text:span text:style-name="T4">protected</text:span><text:span text:style-name="T9"> </text:span><text:span text:style-name="T6">$table</text:span><text:span text:style-name="T9"> = </text:span><text:span text:style-name="T8">"students"</text:span><text:span text:style-name="T9">;</text:span></text:p>
      <text:p text:style-name="P12"/>
      <text:p text:style-name="P8">    <text:span text:style-name="T4">protected</text:span><text:span text:style-name="T9"> </text:span><text:span text:style-name="T6">$fillable</text:span><text:span text:style-name="T9"> = [</text:span></text:p>
      <text:p text:style-name="P8">        <text:span text:style-name="T8">'firstname'</text:span><text:span text:style-name="T9">,</text:span></text:p>
      <text:p text:style-name="P8">        <text:span text:style-name="T8">'lastname'</text:span><text:span text:style-name="T9">,</text:span></text:p>
      <text:p text:style-name="P8">        <text:span text:style-name="T8">'email'</text:span><text:span text:style-name="T9">,</text:span></text:p>
      <text:p text:style-name="P8">        <text:span text:style-name="T8">'phone'</text:span></text:p>
      <text:p text:style-name="P8">    <text:span text:style-name="T9">];</text:span></text:p>
      <text:p text:style-name="P33"/>
      <text:p text:style-name="P33">creo factory dove definisco cosa popolare e come</text:p>
      <text:p text:style-name="P33"/>
      <text:p text:style-name="P33">php artisan make:factory StudentFactory</text:p>
      <text:p text:style-name="P26"/>
      <text:p text:style-name="P28">    <text:span text:style-name="T4">public</text:span><text:span text:style-name="T9"> </text:span><text:span text:style-name="T4">function</text:span><text:span text:style-name="T9"> </text:span><text:span text:style-name="T11">definition</text:span><text:span text:style-name="T9">()</text:span></text:p>
      <text:p text:style-name="P8">    <text:span text:style-name="T9">{</text:span></text:p>
      <text:p text:style-name="P8">        <text:span text:style-name="T16">return</text:span><text:span text:style-name="T9"> [</text:span></text:p>
      <text:p text:style-name="P8">            <text:span text:style-name="T8">'firstname'</text:span><text:span text:style-name="T9"> =&gt; </text:span><text:span text:style-name="T4">$this</text:span><text:span text:style-name="T9">-&gt;</text:span><text:span text:style-name="T6">faker</text:span><text:span text:style-name="T9">-&gt;</text:span><text:span text:style-name="T6">firstname</text:span><text:span text:style-name="T9">,</text:span></text:p>
      <text:p text:style-name="P8">            <text:span text:style-name="T8">'lastname'</text:span><text:span text:style-name="T9"> =&gt; </text:span><text:span text:style-name="T4">$this</text:span><text:span text:style-name="T9">-&gt;</text:span><text:span text:style-name="T6">faker</text:span><text:span text:style-name="T9">-&gt;</text:span><text:span text:style-name="T6">lastname</text:span><text:span text:style-name="T9">,</text:span></text:p>
      <text:p text:style-name="P8">            <text:span text:style-name="T8">'email'</text:span><text:span text:style-name="T9"> =&gt; </text:span><text:span text:style-name="T4">$this</text:span><text:span text:style-name="T9">-&gt;</text:span><text:span text:style-name="T6">faker</text:span><text:span text:style-name="T9">-&gt;</text:span><text:span text:style-name="T6">email</text:span><text:span text:style-name="T9">,</text:span></text:p>
      <text:p text:style-name="P8">            <text:span text:style-name="T8">'phone'</text:span><text:span text:style-name="T9"> =&gt; </text:span><text:span text:style-name="T4">$this</text:span><text:span text:style-name="T9">-&gt;</text:span><text:span text:style-name="T6">faker</text:span><text:span text:style-name="T9">-&gt;</text:span><text:span text:style-name="T6">phoneNumber</text:span></text:p>
      <text:p text:style-name="P8"><text:soft-page-break/>        <text:span text:style-name="T9">];</text:span></text:p>
      <text:p text:style-name="P8">    <text:span text:style-name="T9">}</text:span></text:p>
      <text:p text:style-name="P8"><text:span text:style-name="T9"/></text:p>
      <text:p text:style-name="P36">dentro database seeder definisco quanti ne voglio creare <text:span text:style-name="T19">dentro function run</text:span></text:p>
      <text:p text:style-name="P36"/>
      <text:p text:style-name="P31">\App\Models\<text:span text:style-name="T13">Student</text:span>::<text:span text:style-name="T10">factory</text:span>(<text:span text:style-name="T18">10</text:span>)-&gt;<text:span text:style-name="T10">create</text:span>();</text:p>
      <text:p text:style-name="P36"/>
      <text:p text:style-name="P26"><text:s/><text:span text:style-name="T17">lancio </text:span></text:p>
      <text:p text:style-name="P26"/>
      <text:p text:style-name="P26">php artisan <text:a xlink:type="simple" xlink:href="db:seed" text:style-name="Internet_20_link" text:visited-style-name="Visited_20_Internet_20_Link">db:seed</text:a> </text:p>
      <text:p text:style-name="P26"/>
      <text:p text:style-name="P35">popolando il db di dummydata</text:p>
      <text:p text:style-name="P35"/>
      <text:p text:style-name="P37">creo component livewire students dentro students.php</text:p>
      <text:p text:style-name="P37"/>
      <text:p text:style-name="P30">    <text:span text:style-name="T4">public</text:span><text:span text:style-name="T9"> </text:span><text:span text:style-name="T4">function</text:span><text:span text:style-name="T9"> </text:span><text:span text:style-name="T11">render</text:span><text:span text:style-name="T9">()</text:span></text:p>
      <text:p text:style-name="P8">    <text:span text:style-name="T9">{</text:span></text:p>
      <text:p text:style-name="P8">        <text:span text:style-name="T6">$students</text:span><text:span text:style-name="T9"> = </text:span><text:span text:style-name="T14">Student</text:span><text:span text:style-name="T9">::</text:span><text:span text:style-name="T11">orderBy</text:span><text:span text:style-name="T9">(</text:span><text:span text:style-name="T8">'id'</text:span><text:span text:style-name="T9">,</text:span><text:span text:style-name="T8">'DESC'</text:span><text:span text:style-name="T9">)-&gt;</text:span><text:span text:style-name="T11">get</text:span><text:span text:style-name="T9">();</text:span></text:p>
      <text:p text:style-name="P8">        <text:span text:style-name="T16">return</text:span><text:span text:style-name="T9"> </text:span><text:span text:style-name="T11">view</text:span><text:span text:style-name="T9">(</text:span><text:span text:style-name="T8">'livewire.students'</text:span><text:span text:style-name="T9">,[</text:span><text:span text:style-name="T8">'students'</text:span><text:span text:style-name="T9">=&gt;</text:span><text:span text:style-name="T6">$students</text:span><text:span text:style-name="T9">]);</text:span></text:p>
      <text:p text:style-name="P8">    <text:span text:style-name="T9">}</text:span></text:p>
      <text:p text:style-name="P37"/>
      <text:p text:style-name="P37">creo variabile dove passo model student e lo ordino per id in ordine discendente e passo la variabile students alla view</text:p>
      <text:p text:style-name="P37"/>
      <text:p text:style-name="P38">dentro students.blade definisco grafica tabella</text:p>
      <text:p text:style-name="P38"/>
      <text:p text:style-name="P38">creo nuova blade create,<text:span text:style-name="T20">qui dentro copio modal bootstrap e modifico id del divcontenitore</text:span></text:p>
      <text:p text:style-name="P39">in addStudentModal e il btn deve avere datatarget che coincide con questo id,</text:p>
      <text:p text:style-name="P32"><text:span text:style-name="T5">data-target</text:span>=<text:span text:style-name="T7">"#addStudentModal"</text:span></text:p>
      <text:p text:style-name="P37"><text:s/><text:span text:style-name="T20">sposto btn della modal dentro testa table students e importo livewire.create dentro students</text:span></text:p>
      <text:p text:style-name="P40">15.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9T13:47:26.526000000</dc:date>
    <meta:editing-duration>PT5H17M48S</meta:editing-duration>
    <meta:editing-cycles>22</meta:editing-cycles>
    <meta:generator>LibreOffice/7.1.3.2$Windows_X86_64 LibreOffice_project/47f78053abe362b9384784d31a6e56f8511eb1c1</meta:generator>
    <meta:document-statistic meta:table-count="0" meta:image-count="0" meta:object-count="0" meta:page-count="5" meta:paragraph-count="166" meta:word-count="648" meta:character-count="5964" meta:non-whitespace-character-count="4880"/>
  </office:meta>
</office:document-meta>
</file>